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ff3c3" officeooo:paragraph-rsid="000ff3c3"/>
    </style:style>
    <style:style style:name="P2" style:family="paragraph" style:parent-style-name="Standard">
      <style:text-properties officeooo:rsid="000ff3c3" officeooo:paragraph-rsid="0010a3d7"/>
    </style:style>
    <style:style style:name="P3" style:family="paragraph" style:parent-style-name="Standard">
      <style:text-properties officeooo:rsid="00100dd8" officeooo:paragraph-rsid="00100dd8"/>
    </style:style>
    <style:style style:name="P4" style:family="paragraph" style:parent-style-name="Standard">
      <style:text-properties officeooo:rsid="0010a3d7" officeooo:paragraph-rsid="0010a3d7"/>
    </style:style>
    <style:style style:name="P5" style:family="paragraph" style:parent-style-name="Standard">
      <style:text-properties fo:color="#d4d4d4" loext:opacity="100%" style:font-name="Droid Sans Mono" fo:font-size="10.5pt" fo:font-weight="normal" officeooo:rsid="0010a3d7" officeooo:paragraph-rsid="0010a3d7" fo:background-color="#1e1e1e"/>
    </style:style>
    <style:style style:name="P6" style:family="paragraph" style:parent-style-name="Standard">
      <style:text-properties officeooo:rsid="0010a3d7" officeooo:paragraph-rsid="0010a3d7" fo:background-color="#ffff00"/>
    </style:style>
    <style:style style:name="P7" style:family="paragraph" style:parent-style-name="Standard">
      <style:text-properties officeooo:rsid="00100dd8" officeooo:paragraph-rsid="00100dd8"/>
    </style:style>
    <style:style style:name="P8" style:family="paragraph" style:parent-style-name="Standard">
      <style:text-properties officeooo:rsid="0011e5e3" officeooo:paragraph-rsid="0011e5e3"/>
    </style:style>
    <style:style style:name="P9" style:family="paragraph" style:parent-style-name="Standard">
      <style:text-properties officeooo:rsid="0013f41f" officeooo:paragraph-rsid="0013f41f"/>
    </style:style>
    <style:style style:name="P10" style:family="paragraph" style:parent-style-name="Standard">
      <style:text-properties officeooo:rsid="0013f41f" officeooo:paragraph-rsid="0014ae30"/>
    </style:style>
    <style:style style:name="T1" style:family="text">
      <style:text-properties officeooo:rsid="0010a3d7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0a3d7" fo:background-color="#ffff00" loext:char-shading-value="0"/>
    </style:style>
    <style:style style:name="T6" style:family="text">
      <style:text-properties officeooo:rsid="0014ae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mfony command line :</text:p>
      <text:p text:style-name="P1"/>
      <text:p text:style-name="P4">Version = 4.4</text:p>
      <text:p text:style-name="P1">Create projet : create-project symfony/website-skeleton <text:span text:style-name="T5">NomduProjet</text:span><text:span text:style-name="T4">Symfony </text:span>"4.4.*" </text:p>
      <text:p text:style-name="P1"/>
      <text:p text:style-name="P4">Lastest version</text:p>
      <text:p text:style-name="P1"/>
      <text:p text:style-name="P2">→ create-project symfony/website-skeleton <text:span text:style-name="T5">NomduProjet</text:span></text:p>
      <text:p text:style-name="P6"/>
      <text:p text:style-name="P1">Create controller : php bin/console <text:s/>make:controller <text:span text:style-name="T1">NomController</text:span></text:p>
      <text:p text:style-name="P1"/>
      <text:p text:style-name="P1"/>
      <text:p text:style-name="P4">Config BDD</text:p>
      <text:p text:style-name="P4"/>
      <text:p text:style-name="P5"><text:span text:style-name="T2">DATABASE_URL</text:span>=<text:span text:style-name="T3">"mysql://dev:root@127.0.0.1:3306/miaw_projet?serverVersion=5.7&amp;charset=utf8mb4"</text:span></text:p>
      <text:p text:style-name="P4"/>
      <text:p text:style-name="P1"/>
      <text:p text:style-name="P1">Entite </text:p>
      <text:p text:style-name="P1"/>
      <text:p text:style-name="P1">Créer l’entité : php bin/ console make:entity</text:p>
      <text:p text:style-name="P1"/>
      <text:p text:style-name="P1">→ php bin/console make:migration</text:p>
      <text:p text:style-name="P1">→ php bin/console doctrine:migrations:migrate</text:p>
      <text:p text:style-name="P1"/>
      <text:p text:style-name="P1"/>
      <text:p text:style-name="P3">Création Base de donnes : </text:p>
      <text:p text:style-name="P3">→ CREATE DATABASE 'miaw_projet'; </text:p>
      <text:p text:style-name="P3">Créer un user : </text:p>
      <text:p text:style-name="P3">→ CREATE USER 'dev'@'localhost' IDENTIFIED BY 'root'</text:p>
      <text:p text:style-name="P3">Donner accès</text:p>
      <text:p text:style-name="P3">→ GRANT ALL PRIVILEGES ON miaw_projet.* TO 'dev'@localhost'%' WITH GRANT OPTION;</text:p>
      <text:p text:style-name="P3"/>
      <text:p text:style-name="P8">Form</text:p>
      <text:p text:style-name="P8">composer require symfony/form</text:p>
      <text:p text:style-name="P8"/>
      <text:p text:style-name="P9">Créer un formulaire :</text:p>
      <text:p text:style-name="P9"/>
      <text:p text:style-name="P10">- php bin/console make:for<text:span text:style-name="T6">m</text:span></text:p>
      <text:p text:style-name="P10"><text:span text:style-name="T6">ex :MoteurFormType Moteur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1:46:58.313363300</meta:creation-date>
    <dc:date>2022-04-05T15:11:53.152798703</dc:date>
    <meta:editing-duration>PT7H58M20S</meta:editing-duration>
    <meta:editing-cycles>6</meta:editing-cycles>
    <meta:generator>LibreOffice/7.0.4.2$Linux_X86_64 LibreOffice_project/00$Build-2</meta:generator>
    <meta:document-statistic meta:table-count="0" meta:image-count="0" meta:object-count="0" meta:page-count="1" meta:paragraph-count="23" meta:word-count="94" meta:character-count="808" meta:non-whitespace-character-count="731"/>
  </office:meta>
</office:document-meta>
</file>